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417in"/>
    </style:style>
    <style:style style:name="co4" style:family="table-column">
      <style:table-column-properties fo:break-before="auto" style:column-width="0.2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de" number:country="DE">
      <number:number number:min-integer-digits="1"/>
    </number:number-style>
    <style:style style:name="ce1" style:family="table-cell" style:parent-style-name="Default" style:data-style-name="N10110"/>
    <style:style style:name="ce4" style:family="table-cell" style:parent-style-name="Default" style:data-style-name="N10110">
      <style:text-properties fo:font-weight="bold" style:font-weight-asian="bold" style:font-weight-complex="bold"/>
    </style:style>
    <style:style style:name="ce5" style:family="table-cell" style:parent-style-name="Default" style:data-style-name="N1011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10" style:family="table-cell" style:parent-style-name="Default" style:data-style-name="N10110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2" style:family="table-cell" style:parent-style-name="Default" style:data-style-name="N10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Hz</text:p>
          </table:table-cell>
          <table:table-cell office:value-type="string" calcext:value-type="string">
            <text:p>Timer Cycles</text:p>
          </table:table-cell>
          <table:table-cell office:value-type="string" calcext:value-type="string">
            <text:p>Timer 2 Cycles</text:p>
          </table:table-cell>
          <table:table-cell table:number-columns-repeated="1021"/>
        </table:table-row>
        <table:table-row table:style-name="ro1">
          <table:table-cell office:value-type="float" office:value="20000000" calcext:value-type="float">
            <text:p>20.000.000</text:p>
          </table:table-cell>
          <table:table-cell table:formula="of:=FLOOR([.A2]/12)" office:value-type="float" office:value="1666666" calcext:value-type="float">
            <text:p>1.666.666</text:p>
          </table:table-cell>
          <table:table-cell table:formula="of:=[.A2]/2" office:value-type="float" office:value="10000000" calcext:value-type="float">
            <text:p>10.000.00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Freq KBD</text:p>
          </table:table-cell>
          <table:table-cell/>
          <table:table-cell office:value-type="string" calcext:value-type="string">
            <text:p>Ticks Timer 2</text:p>
          </table:table-cell>
          <table:table-cell table:number-columns-repeated="2"/>
          <table:table-cell office:value-type="string" calcext:value-type="string">
            <text:p>Facto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in <text:s/>KBD</text:p>
          </table:table-cell>
          <table:table-cell table:style-name="ce6" table:formula="of:=30/1000000" office:value-type="float" office:value="0.00003" calcext:value-type="float">
            <text:p>0,00003</text:p>
          </table:table-cell>
          <table:table-cell table:formula="of:=1/[.D7]" office:value-type="float" office:value="33333.3333333333" calcext:value-type="float">
            <text:p>33.333,33</text:p>
          </table:table-cell>
          <table:table-cell office:value-type="string" calcext:value-type="string">
            <text:p>Hz</text:p>
          </table:table-cell>
          <table:table-cell table:formula="of:=[.$C$2]/[.E7]" office:value-type="float" office:value="300" calcext:value-type="float">
            <text:p>300</text:p>
          </table:table-cell>
          <table:table-cell table:formula="of:=[.$B$2]/[.E7]" office:value-type="float" office:value="49.99998" calcext:value-type="float">
            <text:p>50</text:p>
          </table:table-cell>
          <table:table-cell/>
          <table:table-cell table:formula="of:=[.G7]/[.H7]" office:value-type="float" office:value="6.0000024000009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ax KBD</text:p>
          </table:table-cell>
          <table:table-cell table:style-name="ce6" table:formula="of:=50/1000000" office:value-type="float" office:value="0.00005" calcext:value-type="float">
            <text:p>0,00005</text:p>
          </table:table-cell>
          <table:table-cell table:formula="of:=1/[.D8]" office:value-type="float" office:value="20000" calcext:value-type="float">
            <text:p>20.000</text:p>
          </table:table-cell>
          <table:table-cell office:value-type="string" calcext:value-type="string">
            <text:p>Hz</text:p>
          </table:table-cell>
          <table:table-cell table:formula="of:=[.$C$2]/[.E8]" office:value-type="float" office:value="500" calcext:value-type="float">
            <text:p>500</text:p>
          </table:table-cell>
          <table:table-cell table:formula="of:=[.$B$2]/[.E8]" office:value-type="float" office:value="83.3333" calcext:value-type="float">
            <text:p>83,33</text:p>
          </table:table-cell>
          <table:table-cell/>
          <table:table-cell table:formula="of:=[.G8]/[.H8]" office:value-type="float" office:value="6.0000024000009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DEC</text:p>
          </table:table-cell>
          <table:table-cell table:style-name="ce5"/>
          <table:table-cell table:style-name="ce10"/>
          <table:table-cell table:number-columns-repeated="2"/>
          <table:table-cell table:style-name="ce2"/>
          <table:table-cell table:number-columns-repeated="1017"/>
        </table:table-row>
        <table:table-row table:style-name="ro2">
          <table:table-cell table:style-name="ce4" office:value-type="string" calcext:value-type="string">
            <text:p>Timer Reload</text:p>
          </table:table-cell>
          <table:table-cell table:formula="of:=2^16-[.B11]" office:value-type="float" office:value="53772" calcext:value-type="float">
            <text:p>53.77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imer Cap</text:p>
          </table:table-cell>
          <table:table-cell table:style-name="ce6" office:value-type="float" office:value="11764" calcext:value-type="float">
            <text:p>1176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nterr. Per Sec</text:p>
          </table:table-cell>
          <table:table-cell table:formula="of:=[.B2]/[.B11]" office:value-type="float" office:value="141.67511050663" calcext:value-type="float">
            <text:p>141,6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s per Interr.</text:p>
          </table:table-cell>
          <table:table-cell table:style-name="ce6" table:formula="of:=1/[.B12]*1000" office:value-type="float" office:value="7.05840282336113" calcext:value-type="float">
            <text:p>7,05840282336113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11" number:language="de" number:country="DE">
      <number:number number:decimal-places="9" number:min-decimal-places="9" number:min-integer-digits="1" number:grouping="true"/>
    </number:number-style>
    <number:number-style style:name="N10110" number:language="de" number:country="DE">
      <number:number number:decimal-places="2" number:min-decimal-places="0" number:min-integer-digits="1" number:decimal-replacement="" number:grouping="true"/>
    </number:number-style>
    <number:currency-style style:name="N10109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number:number-style style:name="N10107" number:language="de" number:country="DE">
      <number:number number:decimal-places="8" number:min-decimal-places="0" number:min-integer-digits="1" number:decimal-replacement="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4:45:33.069989184</meta:creation-date>
    <dc:date>2023-01-13T17:56:08.056739902</dc:date>
    <meta:editing-duration>P1DT8H3M56S</meta:editing-duration>
    <meta:editing-cycles>8</meta:editing-cycles>
    <meta:generator>LibreOffice/7.3.7.2$Linux_X86_64 LibreOffice_project/30$Build-2</meta:generator>
    <meta:document-statistic meta:table-count="1" meta:cell-count="32" meta:object-count="0"/>
  </office:meta>
</office:document-meta>
</file>